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officeooo:paragraph-rsid="002147a9"/>
    </style:style>
    <style:style style:name="P9" style:family="paragraph" style:parent-style-name="Standard">
      <style:text-properties officeooo:paragraph-rsid="00235e85"/>
    </style:style>
    <style:style style:name="P10" style:family="paragraph" style:parent-style-name="Standard">
      <style:paragraph-properties style:writing-mode="lr-tb"/>
      <style:text-properties officeooo:paragraph-rsid="00235e8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2246f"/>
    </style:style>
    <style:style style:name="T8" style:family="text">
      <style:text-properties officeooo:rsid="00235e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/* all done final*/</text:p>
      <text:p text:style-name="Standard"/>
      <text:p text:style-name="Standard">Create database ebay;</text:p>
      <text:p text:style-name="Standard"/>
      <text:p text:style-name="Standard">use ebay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Standard">(</text:p>
      <text:p text:style-name="Standard"><text:s text:c="4"/>card_type varchar(20) NOT NULL,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/*CREATE TABLE `ebay`.`cart_table` (</text:p>
      <text:p text:style-name="Standard"><text:s text:c="2"/>`cart_table_id` INT NOT NULL AUTO_INCREMENT,</text:p>
      <text:p text:style-name="Standard"><text:s text:c="2"/>`user_id` VARCHAR(100) NULL,</text:p>
      <text:p text:style-name="Standard"><text:s text:c="2"/>`product_id` VARCHAR(100) NULL,</text:p>
      <text:p text:style-name="Standard"><text:s text:c="2"/>`quantity` INT NULL,</text:p>
      <text:p text:style-name="Standard"><text:s text:c="2"/>PRIMARY KEY (`cart_table_id`),</text:p>
      <text:p text:style-name="Standard"><text:s text:c="2"/>UNIQUE INDEX `cart_table_id_UNIQUE` (`cart_table_id` ASC)</text:p>
      <text:p text:style-name="Standard">);*/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9">insert into cardDetails values ('1111111111111111','123','10<text:span text:style-name="T7">000000000');</text:span></text:p>
      <text:p text:style-name="P10">insert into cardDetails values ('2222222222222222','999','10<text:span text:style-name="T7">000000000');</text:span></text:p>
      <text:p text:style-name="P10">insert into cardDetails values ('3333333333333333','100','10<text:span text:style-name="T7">000000000');</text:span></text:p>
      <text:p text:style-name="P10">insert into cardDetails values ('4444444444444444','200','10<text:span text:style-name="T7">000000000');</text:span></text:p>
      <text:p text:style-name="P10">insert into cardDetails values ('0000000000000000','000','<text:span text:style-name="T8">0')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19T23:27:53.181845530</dc:date>
    <meta:editing-cycles>49</meta:editing-cycles>
    <meta:editing-duration>PT5H40M46S</meta:editing-duration>
    <meta:generator>LibreOffice/5.1.6.2$Linux_X86_64 LibreOffice_project/10m0$Build-2</meta:generator>
    <meta:document-statistic meta:table-count="0" meta:image-count="0" meta:object-count="0" meta:page-count="3" meta:paragraph-count="114" meta:word-count="406" meta:character-count="3811" meta:non-whitespace-character-count="34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